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table:style-name="Default" office:value-type="string" calcext:value-type="string">
            <text:p><text:s text:c="2"/>x</text:p>
          </table:table-cell>
          <table:table-cell table:style-name="Default" office:value-type="string" calcext:value-type="string">
            <text:p><text:s/>y</text:p>
          </table:table-cell>
          <table:table-cell table:style-name="Default" office:value-type="string" calcext:value-type="string">
            <text:p>theta</text:p>
          </table:table-cell>
          <table:table-cell office:value-type="string" calcext:value-type="string">
            <text:p>x pixel</text:p>
          </table:table-cell>
          <table:table-cell office:value-type="string" calcext:value-type="string">
            <text:p>y pix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sa fufi</text:p>
          </table:table-cell>
          <table:table-cell office:value-type="string" calcext:value-type="string">
            <text:p><text:s text:c="2"/>-1,1256</text:p>
          </table:table-cell>
          <table:table-cell office:value-type="string" calcext:value-type="string">
            <text:p><text:s/>0,0742</text:p>
          </table:table-cell>
          <table:table-cell office:value-type="string" calcext:value-type="string">
            <text:p><text:s/>0.0554</text:p>
          </table:table-cell>
          <table:table-cell table:formula="of:=([.C2]+50)/0.05" office:value-type="float" office:value="977.488" calcext:value-type="float">
            <text:p>977,488</text:p>
          </table:table-cell>
          <table:table-cell table:formula="of:=([.D2]+50)/0.05" office:value-type="float" office:value="1001.484" calcext:value-type="float">
            <text:p>1001,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a cram</text:p>
          </table:table-cell>
          <table:table-cell office:value-type="string" calcext:value-type="string">
            <text:p><text:s text:c="2"/>-0,0984</text:p>
          </table:table-cell>
          <table:table-cell office:value-type="string" calcext:value-type="string">
            <text:p><text:s/>-2,2322</text:p>
          </table:table-cell>
          <table:table-cell office:value-type="string" calcext:value-type="string">
            <text:p><text:s/>0.0796</text:p>
          </table:table-cell>
          <table:table-cell table:formula="of:=([.C3]+50)/0.05" office:value-type="float" office:value="998.032" calcext:value-type="float">
            <text:p>998,032</text:p>
          </table:table-cell>
          <table:table-cell table:formula="of:=([.D3]+50)/0.05" office:value-type="float" office:value="955.356" calcext:value-type="float">
            <text:p>955,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<text:s text:c="2"/>-0,0524</text:p>
          </table:table-cell>
          <table:table-cell office:value-type="string" calcext:value-type="string">
            <text:p><text:s/>-1,3023</text:p>
          </table:table-cell>
          <table:table-cell office:value-type="string" calcext:value-type="string">
            <text:p><text:s/>0.1016</text:p>
          </table:table-cell>
          <table:table-cell table:formula="of:=([.C4]+50)/0.05" office:value-type="float" office:value="998.952" calcext:value-type="float">
            <text:p>998,952</text:p>
          </table:table-cell>
          <table:table-cell table:formula="of:=([.D4]+50)/0.05" office:value-type="float" office:value="973.954" calcext:value-type="float">
            <text:p>973,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<text:s text:c="2"/>-1,2740</text:p>
          </table:table-cell>
          <table:table-cell office:value-type="string" calcext:value-type="string">
            <text:p><text:s/>-3,5596</text:p>
          </table:table-cell>
          <table:table-cell office:value-type="string" calcext:value-type="string">
            <text:p><text:s/>-1.4700</text:p>
          </table:table-cell>
          <table:table-cell table:formula="of:=([.C5]+50)/0.05" office:value-type="float" office:value="974.52" calcext:value-type="float">
            <text:p>974,52</text:p>
          </table:table-cell>
          <table:table-cell table:formula="of:=([.D5]+50)/0.05" office:value-type="float" office:value="928.808" calcext:value-type="float">
            <text:p>928,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<text:s text:c="2"/>-1,3536</text:p>
          </table:table-cell>
          <table:table-cell office:value-type="string" calcext:value-type="string">
            <text:p><text:s/>-1,7541</text:p>
          </table:table-cell>
          <table:table-cell office:value-type="string" calcext:value-type="string">
            <text:p><text:s/>-1.4924</text:p>
          </table:table-cell>
          <table:table-cell table:formula="of:=([.C6]+50)/0.05" office:value-type="float" office:value="972.928" calcext:value-type="float">
            <text:p>972,928</text:p>
          </table:table-cell>
          <table:table-cell table:formula="of:=([.D6]+50)/0.05" office:value-type="float" office:value="964.918" calcext:value-type="float">
            <text:p>964,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4:00:50.538549976</meta:creation-date>
    <dc:date>2020-11-20T14:21:33.227142653</dc:date>
    <meta:editing-duration>PT22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